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ableColumn4" style:family="table-column">
      <style:table-column-properties style:column-width="1.252in"/>
    </style:style>
    <style:style style:name="TableColumn5" style:family="table-column">
      <style:table-column-properties style:column-width="1.252in"/>
    </style:style>
    <style:style style:name="TableColumn6" style:family="table-column">
      <style:table-column-properties style:column-width="1.252in"/>
    </style:style>
    <style:style style:name="TableColumn7" style:family="table-column">
      <style:table-column-properties style:column-width="1.252in"/>
    </style:style>
    <style:style style:name="Table3" style:family="table">
      <style:table-properties style:width="5.0083in" fo:margin-left="0in" table:align="left"/>
    </style:style>
    <style:style style:name="TableRow8" style:family="table-row">
      <style:table-row-properties style:min-row-height="0.743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text-align="cente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text-align="center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Row19" style:family="table-row">
      <style:table-row-properties style:min-row-height="1.0493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text-align="center"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text-align="center" fo:margin-bottom="0in" fo:line-height="100%"/>
    </style:style>
    <style:style style:name="TableRow34" style:family="table-row">
      <style:table-row-properties style:min-row-height="1.01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text-align="center" fo:margin-bottom="0in" fo:line-height="100%"/>
    </style:style>
    <style:style style:name="TableRow49" style:family="table-row">
      <style:table-row-properties style:min-row-height="0.6743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text-properties fo:language="en" fo:country="US"/>
    </style:style>
    <style:style style:name="TableColumn60" style:family="table-column">
      <style:table-column-properties style:column-width="1.1506in"/>
    </style:style>
    <style:style style:name="TableColumn61" style:family="table-column">
      <style:table-column-properties style:column-width="1.1263in"/>
    </style:style>
    <style:style style:name="TableColumn62" style:family="table-column">
      <style:table-column-properties style:column-width="1.5312in"/>
    </style:style>
    <style:style style:name="TableColumn63" style:family="table-column">
      <style:table-column-properties style:column-width="1.3715in"/>
    </style:style>
    <style:style style:name="Table59" style:family="table">
      <style:table-properties style:width="5.1798in" fo:margin-left="0in" table:align="left"/>
    </style:style>
    <style:style style:name="TableRow64" style:family="table-row">
      <style:table-row-properties style:min-row-height="0.743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text-properties style:font-name="Cambria Math" fo:font-style="italic" style:font-style-asian="italic" style:font-style-complex="italic" fo:color="#000000" style:letter-kerning="false" fo:font-size="11pt" style:font-size-asian="11pt" style:font-size-complex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Row75" style:family="table-row">
      <style:table-row-properties style:min-row-height="1.4368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text-align="center" fo:margin-bottom="0in" fo:line-height="100%"/>
    </style:style>
    <style:style style:name="TableRow92" style:family="table-row">
      <style:table-row-properties style:min-row-height="1.2368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text-align="center" fo:margin-bottom="0in" fo:line-height="100%"/>
    </style:style>
    <style:style style:name="TableRow107" style:family="table-row">
      <style:table-row-properties style:min-row-height="0.6743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TableColumn119" style:family="table-column">
      <style:table-column-properties style:column-width="0.6041in" style:use-optimal-column-width="false"/>
    </style:style>
    <style:style style:name="TableColumn120" style:family="table-column">
      <style:table-column-properties style:column-width="3.7673in" style:use-optimal-column-width="false"/>
    </style:style>
    <style:style style:name="TableColumn121" style:family="table-column">
      <style:table-column-properties style:column-width="2.6666in" style:use-optimal-column-width="false"/>
    </style:style>
    <style:style style:name="Table118" style:family="table">
      <style:table-properties style:width="7.0381in" fo:margin-left="0in" table:align="left"/>
    </style:style>
    <style:style style:name="TableRow122" style:family="table-row">
      <style:table-row-properties style:min-row-height="0.9305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en" fo:country="US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P130" style:parent-style-name="Normal" style:family="paragraph">
      <style:paragraph-properties fo:text-align="center" fo:margin-bottom="0in" fo:line-height="100%"/>
    </style:style>
    <style:style style:name="TableRow131" style:family="table-row">
      <style:table-row-properties style:min-row-height="1.2243in" style:use-optimal-row-height="false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P136" style:parent-style-name="Normal" style:family="paragraph">
      <style:paragraph-properties fo:margin-bottom="0in" fo:line-height="100%"/>
      <style:text-properties fo:language="en" fo:country="US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P140" style:parent-style-name="Normal" style:family="paragraph">
      <style:paragraph-properties fo:margin-bottom="0in" fo:line-height="100%"/>
      <style:text-properties fo:language="en" fo:country="US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 style:min-row-height="1.2993in"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en" fo:country="US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language="en" fo:country="US"/>
    </style:style>
    <style:style style:name="P151" style:parent-style-name="Normal" style:family="paragraph">
      <style:paragraph-properties fo:margin-bottom="0in" fo:line-height="100%"/>
      <style:text-properties fo:language="en" fo:country="US"/>
    </style:style>
    <style:style style:name="P152" style:parent-style-name="Normal" style:family="paragraph">
      <style:paragraph-properties fo:text-align="center" fo:margin-bottom="0in" fo:line-height="100%"/>
    </style:style>
    <style:style style:name="TableRow153" style:family="table-row">
      <style:table-row-properties style:min-row-height="1.3368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language="en" fo:country="US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language="en" fo:country="US"/>
    </style:style>
    <style:style style:name="P162" style:parent-style-name="Normal" style:family="paragraph">
      <style:paragraph-properties fo:margin-bottom="0in" fo:line-height="100%"/>
      <style:text-properties fo:language="en" fo:country="US"/>
    </style:style>
    <style:style style:name="P163" style:parent-style-name="Normal" style:family="paragraph">
      <style:paragraph-properties fo:text-align="center" fo:margin-bottom="0in" fo:line-height="100%"/>
    </style:style>
    <style:style style:name="TableRow164" style:family="table-row">
      <style:table-row-properties style:min-row-height="0.7993in"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 style:min-row-height="0.6805in"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P178" style:parent-style-name="Normal" style:family="paragraph">
      <style:text-properties fo:language="en" fo:country="US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6">
      <style:graphic-properties style:vertical-pos="middle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>
      <style:graphic-properties style:vertical-pos="middle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/>
      <text:p text:style-name="P2">Diagonally dominant matric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<draw:frame draw:z-index="251665408" draw:id="id0" draw:style-name="a0" draw:name="TextBox 1" text:anchor-type="paragraph" svg:x="0.17431in" svg:y="0.10486in" svg:width="0.78125in" svg:height="0.48889in" style:rel-width="scale" style:rel-height="scale"><draw:text-box><text:p text:style-name="P13"><draw:frame draw:style-name="a1" text:anchor-type="as-char" svg:x="0in" svg:y="0in" svg:width="0.81667in" svg:height="0.53333in" style:rel-width="scale" style:rel-height="scale"><draw:object xlink:href="Object 1/" xlink:type="simple" xlink:show="embed" xlink:actuate="onLoad"/></draw:frame></text:p></draw:text-box><svg:title/><svg:desc/></draw:frame></text:p>
          </table:table-cell>
          <table:table-cell table:style-name="TableCell14">
            <text:p text:style-name="P15"><draw:frame draw:z-index="251666432" draw:id="id1" draw:style-name="a2" draw:name="TextBox 1" text:anchor-type="paragraph" svg:x="0.05556in" svg:y="0.10417in" svg:width="0.78125in" svg:height="0.48889in" style:rel-width="scale" style:rel-height="scale"><draw:text-box><text:p text:style-name="P16"><draw:frame draw:style-name="a3" text:anchor-type="as-char" svg:x="0in" svg:y="0in" svg:width="1.05833in" svg:height="0.53333in" style:rel-width="scale" style:rel-height="scale"><draw:object xlink:href="Object 2/" xlink:type="simple" xlink:show="embed" xlink:actuate="onLoad"/></draw:frame></text:p></draw:text-box><svg:title/><svg:desc/></draw:frame></text:p>
          </table:table-cell>
          <table:table-cell table:style-name="TableCell17">
            <text:p text:style-name="P18"><draw:frame draw:style-name="a4" text:anchor-type="as-char" svg:x="0in" svg:y="0in" svg:width="1.1in" svg:height="0.7in" style:rel-width="scale" style:rel-height="scale"><draw:object xlink:href="Object 3/" xlink:type="simple" xlink:show="embed" xlink:actuate="onLoad"/></draw:frame></text:p>
          </table:table-cell>
        </table:table-row>
        <table:table-row table:style-name="TableRow19">
          <table:table-cell table:style-name="TableCell20">
            <text:p text:style-name="P21">Jacobi</text:p>
          </table:table-cell>
          <table:table-cell table:style-name="TableCell22">
            <text:p text:style-name="P23">Iterations: 17</text:p>
            <text:p text:style-name="P24">Operations: 51</text:p>
            <text:p text:style-name="P25"><draw:frame draw:style-name="a5" text:anchor-type="as-char" svg:x="0in" svg:y="0in" svg:width="0.825in" svg:height="0.53333in" style:rel-width="scale" style:rel-height="scale"><draw:object xlink:href="Object 4/" xlink:type="simple" xlink:show="embed" xlink:actuate="onLoad"/></draw:frame></text:p>
          </table:table-cell>
          <table:table-cell table:style-name="TableCell26">
            <text:p text:style-name="P27">Iterations: 10</text:p>
            <text:p text:style-name="P28">Operations: 30</text:p>
            <text:p text:style-name="P29"><draw:frame draw:style-name="a6" text:anchor-type="as-char" svg:x="0in" svg:y="0in" svg:width="0.7in" svg:height="0.53333in" style:rel-width="scale" style:rel-height="scale"><draw:object xlink:href="Object 5/" xlink:type="simple" xlink:show="embed" xlink:actuate="onLoad"/></draw:frame></text:p>
          </table:table-cell>
          <table:table-cell table:style-name="TableCell30">
            <text:p text:style-name="P31">Iterations: 13</text:p>
            <text:p text:style-name="P32">Operations: 39</text:p>
            <text:p text:style-name="P33"><draw:frame draw:style-name="a7" text:anchor-type="as-char" svg:x="0in" svg:y="0in" svg:width="0.86667in" svg:height="0.75in" style:rel-width="scale" style:rel-height="scale"><draw:object xlink:href="Object 6/" xlink:type="simple" xlink:show="embed" xlink:actuate="onLoad"/></draw:frame></text:p>
          </table:table-cell>
        </table:table-row>
        <table:table-row table:style-name="TableRow34">
          <table:table-cell table:style-name="TableCell35">
            <text:p text:style-name="P36">Gauss-Seidel</text:p>
          </table:table-cell>
          <table:table-cell table:style-name="TableCell37">
            <text:p text:style-name="P38">Iterations:<text:s/>6</text:p>
            <text:p text:style-name="P39">Operations:<text:s/>18</text:p>
            <text:p text:style-name="P40"><draw:frame draw:style-name="a8" text:anchor-type="as-char" svg:x="0in" svg:y="0in" svg:width="0.825in" svg:height="0.53333in" style:rel-width="scale" style:rel-height="scale"><draw:object xlink:href="Object 7/" xlink:type="simple" xlink:show="embed" xlink:actuate="onLoad"/></draw:frame></text:p>
          </table:table-cell>
          <table:table-cell table:style-name="TableCell41">
            <text:p text:style-name="P42">Iterations:<text:s/>6</text:p>
            <text:p text:style-name="P43">Operations:<text:s/>18</text:p>
            <text:p text:style-name="P44"><draw:frame draw:style-name="a9" text:anchor-type="as-char" svg:x="0in" svg:y="0in" svg:width="0.7in" svg:height="0.53333in" style:rel-width="scale" style:rel-height="scale"><draw:object xlink:href="Object 8/" xlink:type="simple" xlink:show="embed" xlink:actuate="onLoad"/></draw:frame></text:p>
          </table:table-cell>
          <table:table-cell table:style-name="TableCell45">
            <text:p text:style-name="P46">Iterations:<text:s/>6</text:p>
            <text:p text:style-name="P47">Operations: 39</text:p>
            <text:p text:style-name="P48"><draw:frame draw:style-name="a10" text:anchor-type="as-char" svg:x="0in" svg:y="0in" svg:width="0.86667in" svg:height="0.75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49">
          <table:table-cell table:style-name="TableCell50">
            <text:p text:style-name="P51"><draw:frame draw:style-name="a11" text:anchor-type="as-char" svg:x="0in" svg:y="0in" svg:width="0.09167in" svg:height="0.19167in" style:rel-width="scale" style:rel-height="scale"><draw:object xlink:href="Object 10/" xlink:type="simple" xlink:show="embed" xlink:actuate="onLoad"/></draw:frame></text:p>
          </table:table-cell>
          <table:table-cell table:style-name="TableCell52">
            <text:p text:style-name="P53"><draw:frame draw:style-name="a12" text:anchor-type="as-char" svg:x="0in" svg:y="0in" svg:width="0.41667in" svg:height="0.53333in" style:rel-width="scale" style:rel-height="scale"><draw:object xlink:href="Object 11/" xlink:type="simple" xlink:show="embed" xlink:actuate="onLoad"/></draw:frame></text:p>
          </table:table-cell>
          <table:table-cell table:style-name="TableCell54">
            <text:p text:style-name="P55"><draw:frame draw:style-name="a13" text:anchor-type="as-char" svg:x="0in" svg:y="0in" svg:width="0.29167in" svg:height="0.525in" style:rel-width="scale" style:rel-height="scale"><draw:object xlink:href="Object 12/" xlink:type="simple" xlink:show="embed" xlink:actuate="onLoad"/></draw:frame></text:p>
          </table:table-cell>
          <table:table-cell table:style-name="TableCell56">
            <text:p text:style-name="P57"><draw:frame draw:style-name="a14" text:anchor-type="as-char" svg:x="0in" svg:y="0in" svg:width="0.44167in" svg:height="0.66667in" style:rel-width="scale" style:rel-height="scale"><draw:object xlink:href="Object 13/" xlink:type="simple" xlink:show="embed" xlink:actuate="onLoad"/></draw:frame></text:p>
          </table:table-cell>
        </table:table-row>
      </table:table>
      <text:p text:style-name="Normal"/>
      <text:p text:style-name="P58">Tridiagonal matrices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><draw:frame draw:z-index="251668480" draw:id="id2" draw:style-name="a15" draw:name="TextBox 1" text:anchor-type="paragraph" svg:x="0.17431in" svg:y="0.10486in" svg:width="0.78125in" svg:height="0.48889in" style:rel-width="scale" style:rel-height="scale"><draw:text-box><text:p text:style-name="P69"><draw:frame draw:style-name="a16" text:anchor-type="as-char" svg:x="0in" svg:y="0in" svg:width="0.81667in" svg:height="0.53333in" style:rel-width="scale" style:rel-height="scale"><draw:object xlink:href="Object 14/" xlink:type="simple" xlink:show="embed" xlink:actuate="onLoad"/></draw:frame></text:p></draw:text-box><svg:title/><svg:desc/></draw:frame></text:p>
          </table:table-cell>
          <table:table-cell table:style-name="TableCell70">
            <text:p text:style-name="P71"><draw:frame draw:z-index="251669504" draw:id="id3" draw:style-name="a17" draw:name="TextBox 1" text:anchor-type="paragraph" svg:x="0.05556in" svg:y="0.10417in" svg:width="0.78125in" svg:height="0.48889in" style:rel-width="scale" style:rel-height="scale"><draw:text-box><text:p text:style-name="P72"/></draw:text-box><svg:title/><svg:desc/></draw:frame><draw:frame draw:style-name="a18" text:anchor-type="as-char" svg:x="0in" svg:y="0in" svg:width="1.38333in" svg:height="0.95in" style:rel-width="scale" style:rel-height="scale"><draw:object xlink:href="Object 15/" xlink:type="simple" xlink:show="embed" xlink:actuate="onLoad"/></draw:frame></text:p>
          </table:table-cell>
          <table:table-cell table:style-name="TableCell73">
            <text:p text:style-name="P74"><draw:frame draw:style-name="a19" text:anchor-type="as-char" svg:x="0in" svg:y="0in" svg:width="1.225in" svg:height="0.7in" style:rel-width="scale" style:rel-height="scale"><draw:object xlink:href="Object 16/" xlink:type="simple" xlink:show="embed" xlink:actuate="onLoad"/></draw:frame></text:p>
          </table:table-cell>
        </table:table-row>
        <table:table-row table:style-name="TableRow75">
          <table:table-cell table:style-name="TableCell76">
            <text:p text:style-name="P77">Jacobi</text:p>
          </table:table-cell>
          <table:table-cell table:style-name="TableCell78">
            <text:p text:style-name="P79">Iterations: 12</text:p>
            <text:p text:style-name="P80">Operations: 36</text:p>
            <text:p text:style-name="P81"/>
            <text:p text:style-name="P82"><draw:frame draw:style-name="a20" text:anchor-type="as-char" svg:x="0in" svg:y="0in" svg:width="0.7in" svg:height="0.53333in" style:rel-width="scale" style:rel-height="scale"><draw:object xlink:href="Object 17/" xlink:type="simple" xlink:show="embed" xlink:actuate="onLoad"/></draw:frame></text:p>
          </table:table-cell>
          <table:table-cell table:style-name="TableCell83">
            <text:p text:style-name="P84">Iterations: 12</text:p>
            <text:p text:style-name="P85">Operations: 36</text:p>
            <text:p text:style-name="P86"><draw:frame draw:style-name="a21" text:anchor-type="as-char" svg:x="0in" svg:y="0in" svg:width="0.75in" svg:height="0.95in" style:rel-width="scale" style:rel-height="scale"><draw:object xlink:href="Object 18/" xlink:type="simple" xlink:show="embed" xlink:actuate="onLoad"/></draw:frame></text:p>
          </table:table-cell>
          <table:table-cell table:style-name="TableCell87">
            <text:p text:style-name="P88">Iterations: 10</text:p>
            <text:p text:style-name="P89">Operations: 30</text:p>
            <text:p text:style-name="P90"/>
            <text:p text:style-name="P91"><draw:frame draw:style-name="a22" text:anchor-type="as-char" svg:x="0in" svg:y="0in" svg:width="0.74167in" svg:height="0.75in" style:rel-width="scale" style:rel-height="scale"><draw:object xlink:href="Object 19/" xlink:type="simple" xlink:show="embed" xlink:actuate="onLoad"/></draw:frame></text:p>
          </table:table-cell>
        </table:table-row>
        <table:table-row table:style-name="TableRow92">
          <table:table-cell table:style-name="TableCell93">
            <text:p text:style-name="P94">Gauss-Seidel</text:p>
          </table:table-cell>
          <table:table-cell table:style-name="TableCell95">
            <text:p text:style-name="P96">Iterations:<text:s/>6</text:p>
            <text:p text:style-name="P97">Operations:<text:s/>18</text:p>
            <text:p text:style-name="P98"><draw:frame draw:style-name="a23" text:anchor-type="as-char" svg:x="0in" svg:y="0in" svg:width="0.7in" svg:height="0.53333in" style:rel-width="scale" style:rel-height="scale"><draw:object xlink:href="Object 20/" xlink:type="simple" xlink:show="embed" xlink:actuate="onLoad"/></draw:frame></text:p>
          </table:table-cell>
          <table:table-cell table:style-name="TableCell99">
            <text:p text:style-name="P100">Iterations:<text:s/>7</text:p>
            <text:p text:style-name="P101">Operations:<text:s/>21</text:p>
            <text:p text:style-name="P102"><draw:frame draw:style-name="a24" text:anchor-type="as-char" svg:x="0in" svg:y="0in" svg:width="0.75in" svg:height="0.95in" style:rel-width="scale" style:rel-height="scale"><draw:object xlink:href="Object 21/" xlink:type="simple" xlink:show="embed" xlink:actuate="onLoad"/></draw:frame></text:p>
          </table:table-cell>
          <table:table-cell table:style-name="TableCell103">
            <text:p text:style-name="P104">Iterations:<text:s/>5</text:p>
            <text:p text:style-name="P105">Operations:<text:s/>15</text:p>
            <text:p text:style-name="P106"><draw:frame draw:style-name="a25" text:anchor-type="as-char" svg:x="0in" svg:y="0in" svg:width="0.74167in" svg:height="0.75in" style:rel-width="scale" style:rel-height="scale"><draw:object xlink:href="Object 22/" xlink:type="simple" xlink:show="embed" xlink:actuate="onLoad"/></draw:frame></text:p>
          </table:table-cell>
        </table:table-row>
        <table:table-row table:style-name="TableRow107">
          <table:table-cell table:style-name="TableCell108">
            <text:p text:style-name="P109"><draw:frame draw:style-name="a26" text:anchor-type="as-char" svg:x="0in" svg:y="0in" svg:width="0.09167in" svg:height="0.19167in" style:rel-width="scale" style:rel-height="scale"><draw:object xlink:href="Object 23/" xlink:type="simple" xlink:show="embed" xlink:actuate="onLoad"/></draw:frame></text:p>
          </table:table-cell>
          <table:table-cell table:style-name="TableCell110">
            <text:p text:style-name="P111"><draw:frame draw:style-name="a27" text:anchor-type="as-char" svg:x="0in" svg:y="0in" svg:width="0.29167in" svg:height="0.525in" style:rel-width="scale" style:rel-height="scale"><draw:object xlink:href="Object 24/" xlink:type="simple" xlink:show="embed" xlink:actuate="onLoad"/></draw:frame></text:p>
          </table:table-cell>
          <table:table-cell table:style-name="TableCell112">
            <text:p text:style-name="P113"><draw:frame draw:style-name="a28" text:anchor-type="as-char" svg:x="0in" svg:y="0in" svg:width="0.43333in" svg:height="0.95in" style:rel-width="scale" style:rel-height="scale"><draw:object xlink:href="Object 25/" xlink:type="simple" xlink:show="embed" xlink:actuate="onLoad"/></draw:frame></text:p>
          </table:table-cell>
          <table:table-cell table:style-name="TableCell114">
            <text:p text:style-name="P115"><draw:frame draw:style-name="a29" text:anchor-type="as-char" svg:x="0in" svg:y="0in" svg:width="0.40833in" svg:height="0.66667in" style:rel-width="scale" style:rel-height="scale"><draw:object xlink:href="Object 26/" xlink:type="simple" xlink:show="embed" xlink:actuate="onLoad"/></draw:frame></text:p>
          </table:table-cell>
        </table:table-row>
      </table:table>
      <text:p text:style-name="Normal"/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Well-Conditioned</text:p>
            <text:p text:style-name="P127"><draw:frame draw:style-name="a30" text:anchor-type="as-char" svg:x="0in" svg:y="0in" svg:width="0.81667in" svg:height="0.53333in" style:rel-width="scale" style:rel-height="scale"><draw:object xlink:href="Object 27/" xlink:type="simple" xlink:show="embed" xlink:actuate="onLoad"/></draw:frame></text:p>
          </table:table-cell>
          <table:table-cell table:style-name="TableCell128">
            <text:p text:style-name="P129">Ill-Conditioned</text:p>
            <text:p text:style-name="P130"><draw:frame draw:style-name="a31" text:anchor-type="as-char" svg:x="0in" svg:y="0in" svg:width="1.46667in" svg:height="0.53333in" style:rel-width="scale" style:rel-height="scale"><draw:object xlink:href="Object 28/" xlink:type="simple" xlink:show="embed" xlink:actuate="onLoad"/></draw:frame></text:p>
          </table:table-cell>
        </table:table-row>
        <table:table-row table:style-name="TableRow131">
          <table:table-cell table:style-name="TableCell132">
            <text:p text:style-name="P133">Jacobi</text:p>
          </table:table-cell>
          <table:table-cell table:style-name="TableCell134">
            <text:p text:style-name="P135">Iterations:18 <text:s text:c="19"/>18</text:p>
            <text:p text:style-name="P136">Operations:54 <text:s text:c="16"/>54</text:p>
            <text:p text:style-name="P137"><draw:frame draw:style-name="a32" text:anchor-type="as-char" svg:x="0in" svg:y="0in" svg:width="2.75833in" svg:height="0.53333in" style:rel-width="scale" style:rel-height="scale"><draw:object xlink:href="Object 29/" xlink:type="simple" xlink:show="embed" xlink:actuate="onLoad"/></draw:frame></text:p>
          </table:table-cell>
          <table:table-cell table:style-name="TableCell138">
            <text:p text:style-name="P139">Iterations: / <text:s text:c="17"/></text:p>
            <text:p text:style-name="P140">Operations: / <text:s text:c="18"/>/</text:p>
            <text:p text:style-name="P141"><draw:frame draw:style-name="a33" text:anchor-type="as-char" svg:x="0in" svg:y="0in" svg:width="1.38333in" svg:height="0.19167in" style:rel-width="scale" style:rel-height="scale"><draw:object xlink:href="Object 30/" xlink:type="simple" xlink:show="embed" xlink:actuate="onLoad"/></draw:frame></text:p>
          </table:table-cell>
        </table:table-row>
        <table:table-row table:style-name="TableRow142">
          <table:table-cell table:style-name="TableCell143">
            <text:p text:style-name="P144">Gauss-Seidel</text:p>
          </table:table-cell>
          <table:table-cell table:style-name="TableCell145">
            <text:p text:style-name="P146">Iterations:8<text:s text:c="20"/>8</text:p>
            <text:p text:style-name="P147">Operations:24<text:s text:c="17"/>24</text:p>
            <text:p text:style-name="P148"><draw:frame draw:style-name="a34" text:anchor-type="as-char" svg:x="0in" svg:y="0in" svg:width="2.325in" svg:height="0.53333in" style:rel-width="scale" style:rel-height="scale"><draw:object xlink:href="Object 31/" xlink:type="simple" xlink:show="embed" xlink:actuate="onLoad"/></draw:frame></text:p>
          </table:table-cell>
          <table:table-cell table:style-name="TableCell149">
            <text:p text:style-name="P150">Iterations:352 <text:s text:c="17"/>352</text:p>
            <text:p text:style-name="P151">Operations:1056 <text:s text:c="16"/>1056</text:p>
            <text:p text:style-name="P152"><draw:frame draw:style-name="a35" text:anchor-type="as-char" svg:x="0in" svg:y="0in" svg:width="2.45in" svg:height="0.53333in" style:rel-width="scale" style:rel-height="scale"><draw:object xlink:href="Object 32/" xlink:type="simple" xlink:show="embed" xlink:actuate="onLoad"/></draw:frame></text:p>
          </table:table-cell>
        </table:table-row>
        <table:table-row table:style-name="TableRow153">
          <table:table-cell table:style-name="TableCell154">
            <text:p text:style-name="P155">OGD</text:p>
          </table:table-cell>
          <table:table-cell table:style-name="TableCell156">
            <text:p text:style-name="P157">Iterations:16 <text:s text:c="19"/>17</text:p>
            <text:p text:style-name="P158">Operations:130 <text:s text:c="13"/>138</text:p>
            <text:p text:style-name="P159"><draw:frame draw:style-name="a36" text:anchor-type="as-char" svg:x="0in" svg:y="0in" svg:width="3.75833in" svg:height="0.53333in" style:rel-width="scale" style:rel-height="scale"><draw:object xlink:href="Object 33/" xlink:type="simple" xlink:show="embed" xlink:actuate="onLoad"/></draw:frame></text:p>
          </table:table-cell>
          <table:table-cell table:style-name="TableCell160">
            <text:p text:style-name="P161">Iterations:495 <text:s text:c="19"/>497</text:p>
            <text:p text:style-name="P162">Operations:3962 <text:s text:c="13"/>3978</text:p>
            <text:p text:style-name="P163"><draw:frame draw:style-name="a37" text:anchor-type="as-char" svg:x="0in" svg:y="0in" svg:width="2.375in" svg:height="0.53333in" style:rel-width="scale" style:rel-height="scale"><draw:object xlink:href="Object 34/" xlink:type="simple" xlink:show="embed" xlink:actuate="onLoad"/></draw:frame></text:p>
          </table:table-cell>
        </table:table-row>
        <table:table-row table:style-name="TableRow164">
          <table:table-cell table:style-name="TableCell165">
            <text:p text:style-name="P166">B1</text:p>
          </table:table-cell>
          <table:table-cell table:style-name="TableCell167">
            <text:p text:style-name="P168"><draw:frame draw:style-name="a38" text:anchor-type="as-char" svg:x="0in" svg:y="0in" svg:width="0.29167in" svg:height="0.525in" style:rel-width="scale" style:rel-height="scale"><draw:object xlink:href="Object 35/" xlink:type="simple" xlink:show="embed" xlink:actuate="onLoad"/></draw:frame></text:p>
          </table:table-cell>
          <table:table-cell table:style-name="TableCell169">
            <text:p text:style-name="P170"><draw:frame draw:style-name="a39" text:anchor-type="as-char" svg:x="0in" svg:y="0in" svg:width="0.51667in" svg:height="0.53333in" style:rel-width="scale" style:rel-height="scale"><draw:object xlink:href="Object 36/" xlink:type="simple" xlink:show="embed" xlink:actuate="onLoad"/></draw:frame></text:p>
          </table:table-cell>
        </table:table-row>
        <table:table-row table:style-name="TableRow171">
          <table:table-cell table:style-name="TableCell172">
            <text:p text:style-name="P173">B2</text:p>
          </table:table-cell>
          <table:table-cell table:style-name="TableCell174">
            <text:p text:style-name="P175"><draw:frame draw:style-name="a40" text:anchor-type="as-char" svg:x="0in" svg:y="0in" svg:width="0.29167in" svg:height="0.525in" style:rel-width="scale" style:rel-height="scale"><draw:object xlink:href="Object 37/" xlink:type="simple" xlink:show="embed" xlink:actuate="onLoad"/></draw:frame></text:p>
          </table:table-cell>
          <table:table-cell table:style-name="TableCell176">
            <text:p text:style-name="P177"><draw:frame draw:style-name="a41" text:anchor-type="as-char" svg:x="0in" svg:y="0in" svg:width="0.60833in" svg:height="0.53333in" style:rel-width="scale" style:rel-height="scale"><draw:object xlink:href="Object 38/" xlink:type="simple" xlink:show="embed" xlink:actuate="onLoad"/></draw:frame></text:p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Gothic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style:language-complex="ar" style:country-complex="DZ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E74B5" fo:font-size="20pt" style:font-size-asian="20pt" style:font-size-complex="20pt" style:language-complex="ar" style:country-complex="DZ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E74B5" fo:font-size="16pt" style:font-size-asian="16pt" style:font-size-complex="16pt" style:language-complex="ar" style:country-complex="DZ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E74B5" fo:font-size="14pt" style:font-size-asian="14pt" style:font-size-complex="14pt" style:language-complex="ar" style:country-complex="DZ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E74B5" style:language-complex="ar" style:country-complex="DZ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E74B5" style:language-complex="ar" style:country-complex="DZ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 style:language-complex="ar" style:country-complex="DZ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 style:language-complex="ar" style:country-complex="DZ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 style:language-complex="ar" style:country-complex="DZ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 style:language-complex="ar" style:country-complex="DZ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complex="ar" style:country-complex="DZ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 style:language-complex="ar" style:country-complex="DZ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style:language-complex="ar" style:country-complex="DZ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 style:language-complex="ar" style:country-complex="DZ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ejem Eddine MEKENTICHI</meta:initial-creator>
    <dc:creator>Nejem Eddine MEKENTICHI</dc:creator>
    <meta:creation-date>2025-12-02T21:05:00Z</meta:creation-date>
    <dc:date>2025-12-09T16:40:00Z</dc:date>
    <meta:template xlink:href="Normal" xlink:type="simple"/>
    <meta:editing-cycles>11</meta:editing-cycles>
    <meta:editing-duration>PT5700S</meta:editing-duration>
    <meta:document-statistic meta:page-count="2" meta:paragraph-count="3" meta:word-count="292" meta:character-count="1960" meta:row-count="13" meta:non-whitespace-character-count="1671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4</mml:mn>
          </mml:mtd>
          <mml:mtd>
            <mml:mn>1</mml:mn>
          </mml:mtd>
          <mml:mtd>
            <mml:mn>1</mml:mn>
          </mml:mtd>
        </mml:mtr>
        <mml:mtr>
          <mml:mtd>
            <mml:mn>2</mml:mn>
          </mml:mtd>
          <mml:mtd>
            <mml:mn>5</mml:mn>
          </mml:mtd>
          <mml:mtd>
            <mml:mn>1</mml:mn>
          </mml:mtd>
        </mml:mtr>
        <mml:mtr>
          <mml:mtd>
            <mml:mn>1</mml:mn>
          </mml:mtd>
          <mml:mtd>
            <mml:mn>1</mml:mn>
          </mml:mtd>
          <mml:mtd>
            <mml:mn>6</mml:mn>
          </mml:mtd>
        </mml:mtr>
      </mml:mtable>
    </mml:mrow>
  </mml:mfenced>
</mml:math>
</file>

<file path=Object 10/content.xml><?xml version="1.0" encoding="utf-8"?>
<mml:math xmlns:mml="http://www.w3.org/1998/Math/MathML" xmlns:m="http://schemas.openxmlformats.org/officeDocument/2006/math">
  <mml:mi>b</mml:mi>
</mml:math>
</file>

<file path=Object 1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6</mml:mn>
            </mml:mrow>
          </mml:mtd>
        </mml:mtr>
        <mml:mtr>
          <mml:mtd>
            <mml:mrow>
              <mml:maligngroup/>
              <mml:mo>-</mml:mo>
              <mml:mn>4</mml:mn>
            </mml:mrow>
          </mml:mtd>
        </mml:mtr>
        <mml:mtr>
          <mml:mtd>
            <mml:mrow>
              <mml:maligngroup/>
              <mml:mn>9</mml:mn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7</mml:mn>
            </mml:mrow>
          </mml:mtd>
        </mml:mtr>
        <mml:mtr>
          <mml:mtd>
            <mml:mrow>
              <mml:maligngroup/>
              <mml:mn>3</mml:mn>
            </mml:mrow>
          </mml:mtd>
        </mml:mtr>
        <mml:mtr>
          <mml:mtd>
            <mml:mrow>
              <mml:maligngroup/>
              <mml:mn>5</mml:mn>
            </mml:mrow>
          </mml:mtd>
        </mml:mtr>
      </mml:mtable>
    </mml:mrow>
  </mml:mfenced>
</mml:math>
</file>

<file path=Object 1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7</mml:mn>
            </mml:mrow>
          </mml:mtd>
        </mml:mtr>
        <mml:mtr>
          <mml:mtd>
            <mml:mrow>
              <mml:maligngroup/>
              <mml:mtable>
                <mml:mtr>
                  <mml:mtd>
                    <mml:mrow>
                      <mml:maligngroup/>
                      <mml:mo>-</mml:mo>
                      <mml:mn>1</mml:mn>
                    </mml:mrow>
                  </mml:mtd>
                </mml:mtr>
                <mml:mtr>
                  <mml:mtd>
                    <mml:mrow>
                      <mml:maligngroup/>
                      <mml:mn>10</mml:mn>
                    </mml:mrow>
                  </mml:mtd>
                </mml:mtr>
              </mml:mtable>
            </mml:mrow>
          </mml:mtd>
        </mml:mtr>
        <mml:mtr>
          <mml:mtd>
            <mml:mrow>
              <mml:maligngroup/>
              <mml:mn>4</mml:mn>
            </mml:mrow>
          </mml:mtd>
        </mml:mtr>
      </mml:mtable>
    </mml:mrow>
  </mml:mfenced>
</mml:math>
</file>

<file path=Object 1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5</mml:mn>
          </mml:mtd>
          <mml:mtd>
            <mml:mn>1</mml:mn>
          </mml:mtd>
          <mml:mtd>
            <mml:mn>0</mml:mn>
          </mml:mtd>
        </mml:mtr>
        <mml:mtr>
          <mml:mtd>
            <mml:mn>2</mml:mn>
          </mml:mtd>
          <mml:mtd>
            <mml:mn>6</mml:mn>
          </mml:mtd>
          <mml:mtd>
            <mml:mn>1</mml:mn>
          </mml:mtd>
        </mml:mtr>
        <mml:mtr>
          <mml:mtd>
            <mml:mn>0</mml:mn>
          </mml:mtd>
          <mml:mtd>
            <mml:mn>1</mml:mn>
          </mml:mtd>
          <mml:mtd>
            <mml:mn>4</mml:mn>
          </mml:mtd>
        </mml:mtr>
      </mml:mtable>
    </mml:mrow>
  </mml:mfenced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6</mml:mn>
          </mml:mtd>
          <mml:mtd>
            <mml:mn>1</mml:mn>
          </mml:mtd>
          <mml:mtd>
            <mml:mn>0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7</mml:mn>
          </mml:mtd>
          <mml:mtd>
            <mml:mn>2</mml:mn>
          </mml:mtd>
          <mml:mtd>
            <mml:mn>0</mml:mn>
          </mml:mtd>
          <mml:mtd>
            <mml:mn>0</mml:mn>
          </mml:mtd>
        </mml:mtr>
        <mml:mtr>
          <mml:mtd>
            <mml:mn>0</mml:mn>
          </mml:mtd>
          <mml:mtd>
            <mml:mn>1</mml:mn>
          </mml:mtd>
          <mml:mtd>
            <mml:mn>8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2</mml:mn>
          </mml:mtd>
          <mml:mtd>
            <mml:mn>6</mml:mn>
          </mml:mtd>
          <mml:mtd>
            <mml:mn>1</mml:mn>
          </mml:mtd>
        </mml:mtr>
        <mml:mtr>
          <mml:mtd>
            <mml:mn>0</mml:mn>
          </mml:mtd>
          <mml:mtd>
            <mml:mn>0</mml:mn>
          </mml:mtd>
          <mml:mtd>
            <mml:mn>0</mml:mn>
          </mml:mtd>
          <mml:mtd>
            <mml:mn>1</mml:mn>
          </mml:mtd>
          <mml:mtd>
            <mml:mn>7</mml:mn>
          </mml:mtd>
        </mml:mtr>
      </mml:mtable>
    </mml:mrow>
  </mml:mfenced>
</mml:math>
</file>

<file path=Object 1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table>
              <mml:mtr>
                <mml:mtd>
                  <mml:mn>8</mml:mn>
                </mml:mtd>
                <mml:mtd>
                  <mml:mo>-</mml:mo>
                  <mml:mn>1</mml:mn>
                </mml:mtd>
              </mml:mtr>
              <mml:mtr>
                <mml:mtd>
                  <mml:mn>2</mml:mn>
                </mml:mtd>
                <mml:mtd>
                  <mml:mn>9</mml:mn>
                </mml:mtd>
              </mml:mtr>
            </mml:mtable>
          </mml:mtd>
          <mml:mtd>
            <mml:mtable>
              <mml:mtr>
                <mml:mtd>
                  <mml:mn>0</mml:mn>
                </mml:mtd>
                <mml:mtd>
                  <mml:mn>0</mml:mn>
                </mml:mtd>
              </mml:mtr>
              <mml:mtr>
                <mml:mtd>
                  <mml:mn>1</mml:mn>
                </mml:mtd>
                <mml:mtd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0</mml:mn>
                </mml:mtd>
                <mml:mtd>
                  <mml:mn>0</mml:mn>
                </mml:mtd>
              </mml:mtr>
            </mml:mtable>
          </mml:mtd>
          <mml:mtd>
            <mml:mtable>
              <mml:mtr>
                <mml:mtd>
                  <mml:mn>7</mml:mn>
                </mml:mtd>
                <mml:mtd>
                  <mml:mn>2</mml:mn>
                </mml:mtd>
              </mml:mtr>
              <mml:mtr>
                <mml:mtd>
                  <mml:mn>1</mml:mn>
                </mml:mtd>
                <mml:mtd>
                  <mml:mn>6</mml:mn>
                </mml:mtd>
              </mml:mtr>
            </mml:mtable>
          </mml:mtd>
        </mml:mtr>
      </mml:mtable>
    </mml:mrow>
  </mml:mfenced>
</mml:math>
</file>

<file path=Object 1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2523</mml:mn>
            </mml:mrow>
          </mml:mtd>
        </mml:mtr>
        <mml:mtr>
          <mml:mtd>
            <mml:mrow>
              <mml:maligngroup/>
              <mml:mn>0.7383</mml:mn>
            </mml:mrow>
          </mml:mtd>
        </mml:mtr>
        <mml:mtr>
          <mml:mtd>
            <mml:mrow>
              <mml:maligngroup/>
              <mml:mn>1.0654</mml:mn>
            </mml:mrow>
          </mml:mtd>
        </mml:mtr>
      </mml:mtable>
    </mml:mrow>
  </mml:mfenced>
</mml:math>
</file>

<file path=Object 1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3235</mml:mn>
            </mml:mrow>
          </mml:mtd>
        </mml:mtr>
        <mml:mtr>
          <mml:mtd>
            <mml:mrow>
              <mml:maligngroup/>
              <mml:mn>1.0588</mml:mn>
            </mml:mrow>
          </mml:mtd>
        </mml:mtr>
        <mml:mtr>
          <mml:mtd>
            <mml:mrow>
              <mml:maligngroup/>
              <mml:mn>1.6324</mml:mn>
            </mml:mrow>
          </mml:mtd>
        </mml:mtr>
        <mml:mtr>
          <mml:mtd>
            <mml:mrow>
              <mml:maligngroup/>
              <mml:mn>0.8816</mml:mn>
            </mml:mrow>
          </mml:mtd>
        </mml:mtr>
        <mml:mtr>
          <mml:mtd>
            <mml:mrow>
              <mml:maligngroup/>
              <mml:mn>1.4454</mml:mn>
            </mml:mrow>
          </mml:mtd>
        </mml:mtr>
      </mml:mtable>
    </mml:mrow>
  </mml:mfenced>
</mml:math>
</file>

<file path=Object 1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2994</mml:mn>
            </mml:mrow>
          </mml:mtd>
        </mml:mtr>
        <mml:mtr>
          <mml:mtd>
            <mml:mrow>
              <mml:maligngroup/>
              <mml:mn>0.3955</mml:mn>
            </mml:mrow>
          </mml:mtd>
        </mml:mtr>
        <mml:mtr>
          <mml:mtd>
            <mml:mrow>
              <mml:maligngroup/>
              <mml:mn>0.8406</mml:mn>
            </mml:mrow>
          </mml:mtd>
        </mml:mtr>
        <mml:mtr>
          <mml:mtd>
            <mml:mrow>
              <mml:maligngroup/>
              <mml:mn>0.8598</mml:mn>
            </mml:mrow>
          </mml:mtd>
        </mml:mtr>
      </mml:mtable>
    </mml:mrow>
  </mml:mfenced>
</mml:math>
</file>

<file path=Object 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0</mml:mn>
          </mml:mtd>
          <mml:mtd>
            <mml:mo>-</mml:mo>
            <mml:mn>1</mml:mn>
          </mml:mtd>
          <mml:mtd>
            <mml:mn>2</mml:mn>
          </mml:mtd>
        </mml:mtr>
        <mml:mtr>
          <mml:mtd>
            <mml:mo>-</mml:mo>
            <mml:mn>2</mml:mn>
          </mml:mtd>
          <mml:mtd>
            <mml:mn>8</mml:mn>
          </mml:mtd>
          <mml:mtd>
            <mml:mn>1</mml:mn>
          </mml:mtd>
        </mml:mtr>
        <mml:mtr>
          <mml:mtd>
            <mml:mn>1</mml:mn>
          </mml:mtd>
          <mml:mtd>
            <mml:mn>1</mml:mn>
          </mml:mtd>
          <mml:mtd>
            <mml:mn>7</mml:mn>
          </mml:mtd>
        </mml:mtr>
      </mml:mtable>
    </mml:mrow>
  </mml:mfenced>
</mml:math>
</file>

<file path=Object 20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2523</mml:mn>
            </mml:mrow>
          </mml:mtd>
        </mml:mtr>
        <mml:mtr>
          <mml:mtd>
            <mml:mrow>
              <mml:maligngroup/>
              <mml:mn>0.7383</mml:mn>
            </mml:mrow>
          </mml:mtd>
        </mml:mtr>
        <mml:mtr>
          <mml:mtd>
            <mml:mrow>
              <mml:maligngroup/>
              <mml:mn>1.0654</mml:mn>
            </mml:mrow>
          </mml:mtd>
        </mml:mtr>
      </mml:mtable>
    </mml:mrow>
  </mml:mfenced>
</mml:math>
</file>

<file path=Object 2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3235</mml:mn>
            </mml:mrow>
          </mml:mtd>
        </mml:mtr>
        <mml:mtr>
          <mml:mtd>
            <mml:mrow>
              <mml:maligngroup/>
              <mml:mn>1.0588</mml:mn>
            </mml:mrow>
          </mml:mtd>
        </mml:mtr>
        <mml:mtr>
          <mml:mtd>
            <mml:mrow>
              <mml:maligngroup/>
              <mml:mn>1.6324</mml:mn>
            </mml:mrow>
          </mml:mtd>
        </mml:mtr>
        <mml:mtr>
          <mml:mtd>
            <mml:mrow>
              <mml:maligngroup/>
              <mml:mn>0.8816</mml:mn>
            </mml:mrow>
          </mml:mtd>
        </mml:mtr>
        <mml:mtr>
          <mml:mtd>
            <mml:mrow>
              <mml:maligngroup/>
              <mml:mn>1.4454</mml:mn>
            </mml:mrow>
          </mml:mtd>
        </mml:mtr>
      </mml:mtable>
    </mml:mrow>
  </mml:mfenced>
</mml:math>
</file>

<file path=Object 2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2994</mml:mn>
            </mml:mrow>
          </mml:mtd>
        </mml:mtr>
        <mml:mtr>
          <mml:mtd>
            <mml:mrow>
              <mml:maligngroup/>
              <mml:mn>0.3955</mml:mn>
            </mml:mrow>
          </mml:mtd>
        </mml:mtr>
        <mml:mtr>
          <mml:mtd>
            <mml:mrow>
              <mml:maligngroup/>
              <mml:mn>0.8406</mml:mn>
            </mml:mrow>
          </mml:mtd>
        </mml:mtr>
        <mml:mtr>
          <mml:mtd>
            <mml:mrow>
              <mml:maligngroup/>
              <mml:mn>0.8598</mml:mn>
            </mml:mrow>
          </mml:mtd>
        </mml:mtr>
      </mml:mtable>
    </mml:mrow>
  </mml:mfenced>
</mml:math>
</file>

<file path=Object 23/content.xml><?xml version="1.0" encoding="utf-8"?>
<mml:math xmlns:mml="http://www.w3.org/1998/Math/MathML" xmlns:m="http://schemas.openxmlformats.org/officeDocument/2006/math">
  <mml:mi>b</mml:mi>
</mml:math>
</file>

<file path=Object 2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7</mml:mn>
            </mml:mrow>
          </mml:mtd>
        </mml:mtr>
        <mml:mtr>
          <mml:mtd>
            <mml:mrow>
              <mml:maligngroup/>
              <mml:mn>8</mml:mn>
            </mml:mrow>
          </mml:mtd>
        </mml:mtr>
        <mml:mtr>
          <mml:mtd>
            <mml:mrow>
              <mml:maligngroup/>
              <mml:mn>5</mml:mn>
            </mml:mrow>
          </mml:mtd>
        </mml:mtr>
      </mml:mtable>
    </mml:mrow>
  </mml:mfenced>
</mml:math>
</file>

<file path=Object 2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9</mml:mn>
            </mml:mrow>
          </mml:mtd>
        </mml:mtr>
        <mml:mtr>
          <mml:mtd>
            <mml:mrow>
              <mml:maligngroup/>
              <mml:mn>12</mml:mn>
            </mml:mrow>
          </mml:mtd>
        </mml:mtr>
        <mml:mtr>
          <mml:mtd>
            <mml:mrow>
              <mml:maligngroup/>
              <mml:mn>15</mml:mn>
            </mml:mrow>
          </mml:mtd>
        </mml:mtr>
        <mml:mtr>
          <mml:mtd>
            <mml:mrow>
              <mml:maligngroup/>
              <mml:mn>10</mml:mn>
            </mml:mrow>
          </mml:mtd>
        </mml:mtr>
        <mml:mtr>
          <mml:mtd>
            <mml:mrow>
              <mml:maligngroup/>
              <mml:mn>11</mml:mn>
            </mml:mrow>
          </mml:mtd>
        </mml:mtr>
      </mml:mtable>
    </mml:mrow>
  </mml:mfenced>
</mml:math>
</file>

<file path=Object 2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0</mml:mn>
            </mml:mrow>
          </mml:mtd>
        </mml:mtr>
        <mml:mtr>
          <mml:mtd>
            <mml:mrow>
              <mml:maligngroup/>
              <mml:mtable>
                <mml:mtr>
                  <mml:mtd>
                    <mml:mrow>
                      <mml:maligngroup/>
                      <mml:mn>7</mml:mn>
                    </mml:mrow>
                  </mml:mtd>
                </mml:mtr>
                <mml:mtr>
                  <mml:mtd>
                    <mml:mrow>
                      <mml:maligngroup/>
                      <mml:mn>8</mml:mn>
                    </mml:mrow>
                  </mml:mtd>
                </mml:mtr>
              </mml:mtable>
            </mml:mrow>
          </mml:mtd>
        </mml:mtr>
        <mml:mtr>
          <mml:mtd>
            <mml:mrow>
              <mml:maligngroup/>
              <mml:mn>6</mml:mn>
            </mml:mrow>
          </mml:mtd>
        </mml:mtr>
      </mml:mtable>
    </mml:mrow>
  </mml:mfenced>
</mml:math>
</file>

<file path=Object 2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4</mml:mn>
          </mml:mtd>
          <mml:mtd>
            <mml:mn>1</mml:mn>
          </mml:mtd>
          <mml:mtd>
            <mml:mn>0</mml:mn>
          </mml:mtd>
        </mml:mtr>
        <mml:mtr>
          <mml:mtd>
            <mml:mn>1</mml:mn>
          </mml:mtd>
          <mml:mtd>
            <mml:mn>3</mml:mn>
          </mml:mtd>
          <mml:mtd>
            <mml:mn>1</mml:mn>
          </mml:mtd>
        </mml:mtr>
        <mml:mtr>
          <mml:mtd>
            <mml:mn>0</mml:mn>
          </mml:mtd>
          <mml:mtd>
            <mml:mn>1</mml:mn>
          </mml:mtd>
          <mml:mtd>
            <mml:mn>2</mml:mn>
          </mml:mtd>
        </mml:mtr>
      </mml:mtable>
    </mml:mrow>
  </mml:mfenced>
</mml:math>
</file>

<file path=Object 2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n>1</mml:mn>
          </mml:mtd>
          <mml:mtd>
            <mml:mn>0.99</mml:mn>
          </mml:mtd>
          <mml:mtd>
            <mml:mn>0.98</mml:mn>
          </mml:mtd>
        </mml:mtr>
        <mml:mtr>
          <mml:mtd>
            <mml:mn>0.99</mml:mn>
          </mml:mtd>
          <mml:mtd>
            <mml:mn>1</mml:mn>
          </mml:mtd>
          <mml:mtd>
            <mml:mn>0.99</mml:mn>
          </mml:mtd>
        </mml:mtr>
        <mml:mtr>
          <mml:mtd>
            <mml:mn>0.98</mml:mn>
          </mml:mtd>
          <mml:mtd>
            <mml:mn>0.99</mml:mn>
          </mml:mtd>
          <mml:mtd>
            <mml:mn>1</mml:mn>
          </mml:mtd>
        </mml:mtr>
      </mml:mtable>
    </mml:mrow>
  </mml:mfenced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555</mml:mn>
            </mml:mrow>
          </mml:mtd>
        </mml:mtr>
        <mml:mtr>
          <mml:mtd>
            <mml:mrow>
              <mml:maligngroup/>
              <mml:mn>0.7777</mml:mn>
            </mml:mrow>
          </mml:mtd>
        </mml:mtr>
        <mml:mtr>
          <mml:mtd>
            <mml:mrow>
              <mml:maligngroup/>
              <mml:mn>1.1111</mml:mn>
            </mml:mrow>
          </mml:mtd>
        </mml:mtr>
      </mml:mtable>
    </mml:mrow>
  </mml:mfenced>
  <mml:mi mathvariant="normal"> </mml:mi>
  <mml:mfenced separators="|">
    <mml:mrow>
      <mml:mtable>
        <mml:mtr>
          <mml:mtd>
            <mml:mrow>
              <mml:maligngroup/>
              <mml:mn>1.7777</mml:mn>
            </mml:mrow>
          </mml:mtd>
        </mml:mtr>
        <mml:mtr>
          <mml:mtd>
            <mml:mrow>
              <mml:maligngroup/>
              <mml:mn>08888</mml:mn>
            </mml:mrow>
          </mml:mtd>
        </mml:mtr>
        <mml:mtr>
          <mml:mtd>
            <mml:mrow>
              <mml:maligngroup/>
              <mml:mn>1.5555</mml:mn>
            </mml:mrow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table>
              <mml:mtr>
                <mml:mtd>
                  <mml:mn>5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6</mml:mn>
                </mml:mtd>
              </mml:mtr>
            </mml:mtable>
          </mml:mtd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1</mml:mn>
                </mml:mtd>
              </mml:mtr>
            </mml:mtable>
          </mml:mtd>
        </mml:mtr>
        <mml:mtr>
          <mml:mtd>
            <mml:mtable>
              <mml:mtr>
                <mml:mtd>
                  <mml:mn>0</mml:mn>
                </mml:mtd>
                <mml:mtd>
                  <mml:mn>1</mml:mn>
                </mml:mtd>
              </mml:mtr>
              <mml:mtr>
                <mml:mtd>
                  <mml:mn>1</mml:mn>
                </mml:mtd>
                <mml:mtd>
                  <mml:mn>0</mml:mn>
                </mml:mtd>
              </mml:mtr>
            </mml:mtable>
          </mml:mtd>
          <mml:mtd>
            <mml:mtable>
              <mml:mtr>
                <mml:mtd>
                  <mml:mn>7</mml:mn>
                </mml:mtd>
                <mml:mtd>
                  <mml:mn>2</mml:mn>
                </mml:mtd>
              </mml:mtr>
              <mml:mtr>
                <mml:mtd>
                  <mml:mn>1</mml:mn>
                </mml:mtd>
                <mml:mtd>
                  <mml:mn>8</mml:mn>
                </mml:mtd>
              </mml:mtr>
            </mml:mtable>
          </mml:mtd>
        </mml:mtr>
      </mml:mtable>
    </mml:mrow>
  </mml:mfenced>
</mml:math>
</file>

<file path=Object 30/content.xml><?xml version="1.0" encoding="utf-8"?>
<mml:math xmlns:mml="http://www.w3.org/1998/Math/MathML" xmlns:m="http://schemas.openxmlformats.org/officeDocument/2006/math">
  <mml:mi>n</mml:mi>
  <mml:mi>o</mml:mi>
  <mml:mi> </mml:mi>
  <mml:mi>C</mml:mi>
  <mml:mi>V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 </mml:mi>
  <mml:mi>n</mml:mi>
  <mml:mi>o</mml:mi>
  <mml:mi> </mml:mi>
  <mml:mi>C</mml:mi>
  <mml:mi>V</mml:mi>
</mml:math>
</file>

<file path=Object 31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555</mml:mn>
            </mml:mrow>
          </mml:mtd>
        </mml:mtr>
        <mml:mtr>
          <mml:mtd>
            <mml:mrow>
              <mml:maligngroup/>
              <mml:mn>0.7777</mml:mn>
            </mml:mrow>
          </mml:mtd>
        </mml:mtr>
        <mml:mtr>
          <mml:mtd>
            <mml:mrow>
              <mml:maligngroup/>
              <mml:mn>1.1111</mml:mn>
            </mml:mrow>
          </mml:mtd>
        </mml:mtr>
      </mml:mtable>
    </mml:mrow>
  </mml:mfenced>
  <mml:mi mathvariant="normal"> </mml:mi>
  <mml:mi> </mml:mi>
  <mml:mi> </mml:mi>
  <mml:mfenced separators="|">
    <mml:mrow>
      <mml:mtable>
        <mml:mtr>
          <mml:mtd>
            <mml:mrow>
              <mml:maligngroup/>
              <mml:mn>1.7777</mml:mn>
            </mml:mrow>
          </mml:mtd>
        </mml:mtr>
        <mml:mtr>
          <mml:mtd>
            <mml:mrow>
              <mml:maligngroup/>
              <mml:mn>08888</mml:mn>
            </mml:mrow>
          </mml:mtd>
        </mml:mtr>
        <mml:mtr>
          <mml:mtd>
            <mml:mrow>
              <mml:maligngroup/>
              <mml:mn>1.5555</mml:mn>
            </mml:mrow>
          </mml:mtd>
        </mml:mtr>
      </mml:mtable>
    </mml:mrow>
  </mml:mfenced>
</mml:math>
</file>

<file path=Object 32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2.5017</mml:mn>
            </mml:mrow>
          </mml:mtd>
        </mml:mtr>
        <mml:mtr>
          <mml:mtd>
            <mml:mrow>
              <mml:maligngroup/>
              <mml:mo>-</mml:mo>
              <mml:mn>0.4933</mml:mn>
            </mml:mrow>
          </mml:mtd>
        </mml:mtr>
        <mml:mtr>
          <mml:mtd>
            <mml:mrow>
              <mml:maligngroup/>
              <mml:mn>1.0066</mml:mn>
            </mml:mrow>
          </mml:mtd>
        </mml:mtr>
      </mml:mtable>
    </mml:mrow>
  </mml:mfenced>
  <mml:mi mathvariant="normal"> </mml:mi>
  <mml:mi> </mml:mi>
  <mml:mi> </mml:mi>
  <mml:mfenced separators="|">
    <mml:mrow>
      <mml:mtable>
        <mml:mtr>
          <mml:mtd>
            <mml:mrow>
              <mml:maligngroup/>
              <mml:mn>2.5098</mml:mn>
            </mml:mrow>
          </mml:mtd>
        </mml:mtr>
        <mml:mtr>
          <mml:mtd>
            <mml:mrow>
              <mml:maligngroup/>
              <mml:mo>-</mml:mo>
              <mml:mn>0.4932</mml:mn>
            </mml:mrow>
          </mml:mtd>
        </mml:mtr>
        <mml:mtr>
          <mml:mtd>
            <mml:mrow>
              <mml:maligngroup/>
              <mml:mn>1.0116</mml:mn>
            </mml:mrow>
          </mml:mtd>
        </mml:mtr>
      </mml:mtable>
    </mml:mrow>
  </mml:mfenced>
</mml:math>
</file>

<file path=Object 33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555</mml:mn>
            </mml:mrow>
          </mml:mtd>
        </mml:mtr>
        <mml:mtr>
          <mml:mtd>
            <mml:mrow>
              <mml:maligngroup/>
              <mml:mn>0.7777</mml:mn>
            </mml:mrow>
          </mml:mtd>
        </mml:mtr>
        <mml:mtr>
          <mml:mtd>
            <mml:mrow>
              <mml:maligngroup/>
              <mml:mn>1.1110</mml:mn>
            </mml:mrow>
          </mml:mtd>
        </mml:mtr>
      </mml:mtable>
    </mml:mrow>
  </mml:mfenced>
  <mml:mi mathvariant="normal"> </mml:mi>
  <mml:mfenced separators="|">
    <mml:mrow>
      <mml:mtable>
        <mml:mtr>
          <mml:mtd>
            <mml:mrow>
              <mml:maligngroup/>
              <mml:mn>1.7777</mml:mn>
            </mml:mrow>
          </mml:mtd>
        </mml:mtr>
        <mml:mtr>
          <mml:mtd>
            <mml:mrow>
              <mml:maligngroup/>
              <mml:mn>08889</mml:mn>
            </mml:mrow>
          </mml:mtd>
        </mml:mtr>
        <mml:mtr>
          <mml:mtd>
            <mml:mrow>
              <mml:maligngroup/>
              <mml:mn>1.5555</mml:mn>
            </mml:mrow>
          </mml:mtd>
        </mml:mtr>
      </mml:mtable>
    </mml:mrow>
  </mml:mfenced>
</mml:math>
</file>

<file path=Object 3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2.5019</mml:mn>
            </mml:mrow>
          </mml:mtd>
        </mml:mtr>
        <mml:mtr>
          <mml:mtd>
            <mml:mrow>
              <mml:maligngroup/>
              <mml:mo>-</mml:mo>
              <mml:mn>0.4888</mml:mn>
            </mml:mrow>
          </mml:mtd>
        </mml:mtr>
        <mml:mtr>
          <mml:mtd>
            <mml:mrow>
              <mml:maligngroup/>
              <mml:mn>1.0019</mml:mn>
            </mml:mrow>
          </mml:mtd>
        </mml:mtr>
      </mml:mtable>
    </mml:mrow>
  </mml:mfenced>
  <mml:mi mathvariant="normal"> </mml:mi>
  <mml:mfenced separators="|">
    <mml:mrow>
      <mml:mtable>
        <mml:mtr>
          <mml:mtd>
            <mml:mrow>
              <mml:maligngroup/>
              <mml:mn>2.5069</mml:mn>
            </mml:mrow>
          </mml:mtd>
        </mml:mtr>
        <mml:mtr>
          <mml:mtd>
            <mml:mrow>
              <mml:maligngroup/>
              <mml:mo>-</mml:mo>
              <mml:mn>0.4887</mml:mn>
            </mml:mrow>
          </mml:mtd>
        </mml:mtr>
        <mml:mtr>
          <mml:mtd>
            <mml:mrow>
              <mml:maligngroup/>
              <mml:mn>1.0069</mml:mn>
            </mml:mrow>
          </mml:mtd>
        </mml:mtr>
      </mml:mtable>
    </mml:mrow>
  </mml:mfenced>
</mml:math>
</file>

<file path=Object 3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7</mml:mn>
            </mml:mrow>
          </mml:mtd>
        </mml:mtr>
        <mml:mtr>
          <mml:mtd>
            <mml:mrow>
              <mml:maligngroup/>
              <mml:mn>5</mml:mn>
            </mml:mrow>
          </mml:mtd>
        </mml:mtr>
        <mml:mtr>
          <mml:mtd>
            <mml:mrow>
              <mml:maligngroup/>
              <mml:mn>3</mml:mn>
            </mml:mrow>
          </mml:mtd>
        </mml:mtr>
      </mml:mtable>
    </mml:mrow>
  </mml:mfenced>
</mml:math>
</file>

<file path=Object 3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3</mml:mn>
            </mml:mrow>
          </mml:mtd>
        </mml:mtr>
        <mml:mtr>
          <mml:mtd>
            <mml:mrow>
              <mml:maligngroup/>
              <mml:mn>2.98</mml:mn>
            </mml:mrow>
          </mml:mtd>
        </mml:mtr>
        <mml:mtr>
          <mml:mtd>
            <mml:mrow>
              <mml:maligngroup/>
              <mml:mn>2.97</mml:mn>
            </mml:mrow>
          </mml:mtd>
        </mml:mtr>
      </mml:mtable>
    </mml:mrow>
  </mml:mfenced>
</mml:math>
</file>

<file path=Object 3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8</mml:mn>
            </mml:mrow>
          </mml:mtd>
        </mml:mtr>
        <mml:mtr>
          <mml:mtd>
            <mml:mrow>
              <mml:maligngroup/>
              <mml:mn>6</mml:mn>
            </mml:mrow>
          </mml:mtd>
        </mml:mtr>
        <mml:mtr>
          <mml:mtd>
            <mml:mrow>
              <mml:maligngroup/>
              <mml:mn>4</mml:mn>
            </mml:mrow>
          </mml:mtd>
        </mml:mtr>
      </mml:mtable>
    </mml:mrow>
  </mml:mfenced>
</mml:math>
</file>

<file path=Object 3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3.01</mml:mn>
            </mml:mrow>
          </mml:mtd>
        </mml:mtr>
        <mml:mtr>
          <mml:mtd>
            <mml:mrow>
              <mml:maligngroup/>
              <mml:mn>2.99</mml:mn>
            </mml:mrow>
          </mml:mtd>
        </mml:mtr>
        <mml:mtr>
          <mml:mtd>
            <mml:mrow>
              <mml:maligngroup/>
              <mml:mn>32.98</mml:mn>
            </mml:mrow>
          </mml:mtd>
        </mml:mtr>
      </mml:mtable>
    </mml:mrow>
  </mml:mfenced>
</mml:math>
</file>

<file path=Object 4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420</mml:mn>
            </mml:mrow>
          </mml:mtd>
        </mml:mtr>
        <mml:mtr>
          <mml:mtd>
            <mml:mrow>
              <mml:maligngroup/>
              <mml:mo>-</mml:mo>
              <mml:mn>1.7255</mml:mn>
            </mml:mrow>
          </mml:mtd>
        </mml:mtr>
        <mml:mtr>
          <mml:mtd>
            <mml:mrow>
              <mml:maligngroup/>
              <mml:mn>1.5293</mml:mn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0.6349</mml:mn>
            </mml:mrow>
          </mml:mtd>
        </mml:mtr>
        <mml:mtr>
          <mml:mtd>
            <mml:mrow>
              <mml:maligngroup/>
              <mml:mn>0.4640</mml:mn>
            </mml:mrow>
          </mml:mtd>
        </mml:mtr>
        <mml:mtr>
          <mml:mtd>
            <mml:mrow>
              <mml:maligngroup/>
              <mml:mn>0.5572</mml:mn>
            </mml:mrow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127</mml:mn>
            </mml:mrow>
          </mml:mtd>
        </mml:mtr>
        <mml:mtr>
          <mml:mtd>
            <mml:mrow>
              <mml:maligngroup/>
              <mml:mo>-</mml:mo>
              <mml:mn>0.6880</mml:mn>
            </mml:mrow>
          </mml:mtd>
        </mml:mtr>
        <mml:mtr>
          <mml:mtd>
            <mml:mrow>
              <mml:maligngroup/>
              <mml:mn>1.4913</mml:mn>
            </mml:mrow>
          </mml:mtd>
        </mml:mtr>
        <mml:mtr>
          <mml:mtd>
            <mml:mrow>
              <mml:maligngroup/>
              <mml:mn>0.1245</mml:mn>
            </mml:mrow>
          </mml:mtd>
        </mml:mtr>
      </mml:mtable>
    </mml:mrow>
  </mml:mfenced>
</mml:math>
</file>

<file path=Object 7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490</mml:mn>
            </mml:mrow>
          </mml:mtd>
        </mml:mtr>
        <mml:mtr>
          <mml:mtd>
            <mml:mrow>
              <mml:maligngroup/>
              <mml:mo>-</mml:mo>
              <mml:mn>1.7255</mml:mn>
            </mml:mrow>
          </mml:mtd>
        </mml:mtr>
        <mml:mtr>
          <mml:mtd>
            <mml:mrow>
              <mml:maligngroup/>
              <mml:mn>1.5293</mml:mn>
            </mml:mrow>
          </mml:mtd>
        </mml:mtr>
      </mml:mtable>
    </mml:mrow>
  </mml:mfenced>
</mml:math>
</file>

<file path=Object 8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0.6349</mml:mn>
            </mml:mrow>
          </mml:mtd>
        </mml:mtr>
        <mml:mtr>
          <mml:mtd>
            <mml:mrow>
              <mml:maligngroup/>
              <mml:mn>0.4640</mml:mn>
            </mml:mrow>
          </mml:mtd>
        </mml:mtr>
        <mml:mtr>
          <mml:mtd>
            <mml:mrow>
              <mml:maligngroup/>
              <mml:mn>0.5572</mml:mn>
            </mml:mrow>
          </mml:mtd>
        </mml:mtr>
      </mml:mtable>
    </mml:mrow>
  </mml:mfenced>
</mml:math>
</file>

<file path=Object 9/content.xml><?xml version="1.0" encoding="utf-8"?>
<mml:math xmlns:mml="http://www.w3.org/1998/Math/MathML" xmlns:m="http://schemas.openxmlformats.org/officeDocument/2006/math">
  <mml:mfenced separators="|">
    <mml:mrow>
      <mml:mtable>
        <mml:mtr>
          <mml:mtd>
            <mml:mrow>
              <mml:maligngroup/>
              <mml:mn>1.5127</mml:mn>
            </mml:mrow>
          </mml:mtd>
        </mml:mtr>
        <mml:mtr>
          <mml:mtd>
            <mml:mrow>
              <mml:maligngroup/>
              <mml:mo>-</mml:mo>
              <mml:mn>0.6880</mml:mn>
            </mml:mrow>
          </mml:mtd>
        </mml:mtr>
        <mml:mtr>
          <mml:mtd>
            <mml:mrow>
              <mml:maligngroup/>
              <mml:mn>1.4913</mml:mn>
            </mml:mrow>
          </mml:mtd>
        </mml:mtr>
        <mml:mtr>
          <mml:mtd>
            <mml:mrow>
              <mml:maligngroup/>
              <mml:mn>0.1245</mml:mn>
            </mml:mrow>
          </mml:mtd>
        </mml:mtr>
      </mml:mtable>
    </mml:mrow>
  </mml:mfenced>
</mml:math>
</file>